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2.342cm" fo:break-before="auto" style:use-optimal-row-height="true"/>
    </style:style>
    <style:style style:name="ro3" style:family="table-row">
      <style:table-row-properties style:row-height="1.579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4.001cm" fo:break-before="auto" style:use-optimal-row-height="true"/>
    </style:style>
    <style:style style:name="ro8" style:family="table-row">
      <style:table-row-properties style:row-height="3.21cm" fo:break-before="auto" style:use-optimal-row-height="true"/>
    </style:style>
    <style:style style:name="ro9" style:family="table-row">
      <style:table-row-properties style:row-height="4.475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1.637cm" fo:break-before="auto" style:use-optimal-row-height="true"/>
    </style:style>
    <style:style style:name="ro12" style:family="table-row">
      <style:table-row-properties style:row-height="2.579cm" fo:break-before="auto" style:use-optimal-row-height="true"/>
    </style:style>
    <style:style style:name="ro13" style:family="table-row">
      <style:table-row-properties style:row-height="2.427cm" fo:break-before="auto" style:use-optimal-row-height="true"/>
    </style:style>
    <style:style style:name="ro14" style:family="table-row">
      <style:table-row-properties style:row-height="3.217cm" fo:break-before="auto" style:use-optimal-row-height="true"/>
    </style:style>
    <style:style style:name="ro15" style:family="table-row">
      <style:table-row-properties style:row-height="2.632cm" fo:break-before="auto" style:use-optimal-row-height="true"/>
    </style:style>
    <style:style style:name="ro16" style:family="table-row">
      <style:table-row-properties style:row-height="1.344cm" fo:break-before="auto" style:use-optimal-row-height="true"/>
    </style:style>
    <style:style style:name="ro17" style:family="table-row">
      <style:table-row-properties style:row-height="1.988cm" fo:break-before="auto" style:use-optimal-row-height="true"/>
    </style:style>
    <style:style style:name="ro18" style:family="table-row">
      <style:table-row-properties style:row-height="3.276cm" fo:break-before="auto" style:use-optimal-row-height="true"/>
    </style:style>
    <style:style style:name="ro19" style:family="table-row">
      <style:table-row-properties style:row-height="3.099cm" fo:break-before="auto" style:use-optimal-row-height="true"/>
    </style:style>
    <style:style style:name="ro20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ext-properties fo:font-size="15pt" style:font-size-asian="15pt" style:font-size-complex="15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[.A2];[.A107]);&quot;)&quot;)" office:value-type="string" office:string-value="(1)">
            <text:p>(1)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16T10:35:10.91">
            <text:p>0116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Dwoje z nich. Wszyscy. (1) Kiedy dotarłem do parku, już było, jak obliczam, blisko dziewiątej. (2) Wydałem dźwięk ustami po zachodniej stronie basenu szkoła. Nikt nie przyszedł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(3) Zacząłem wrócić do parku. Kiedy minąlem[pass róg[corner muru podstawy szkoły, zobaczyłem cień[shadow poruszający[moving się po ścianie[wall oporowej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(4) Nie zeszli[come-down na ziemię. &lt;1&gt; Po prostu dałem im jedzenie. Wyszedłem[i-left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어제는 토요일이었다. 날씨는, 맑았다. 구름이 있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가로피리 : (1) 집으로 도착한 때는 대체로 9시 20분 전후. &lt;2&gt; 동화의 집회에 가기 위해 집을 나간 때는 5시 20분 전후. &lt;3&gt; 피리 연주는 하지 않았다.</text:p>
          </table:table-cell>
          <table:covered-table-cell table:number-columns-repeated="2" table:style-name="ce12"/>
          <table:table-cell table:style-name="ce14" office:value-type="string">
            <text:p>https://ko.wikipedia.org/wiki/리코더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أقرأ النصوص قديم.</text:p>
          </table:table-cell>
          <table:table-cell table:style-name="ce13" office:value-type="string" table:number-columns-spanned="2" table:number-rows-spanned="1">
            <text:p>aqra-u[czytal`em / al-nus^uws^a[tekst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">
            <text:p>7</text:p>
          </table:table-cell>
          <table:table-cell table:style-name="ce2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المستند هو حول طلب.</text:p>
          </table:table-cell>
          <table:table-cell table:style-name="ce13" office:value-type="string" table:number-columns-spanned="2" table:number-rows-spanned="1">
            <text:p>al-mustanad[dokument / huwa[to / t^alab-i[pros`ba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">
            <text:p>8</text:p>
          </table:table-cell>
          <table:table-cell table:style-name="ce2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11" office:value-type="string">
            <text:p>طلب من قروي</text:p>
          </table:table-cell>
          <table:table-cell table:style-name="ce13" office:value-type="string" table:number-columns-spanned="2" table:number-rows-spanned="1">
            <text:p>t^alab / min / qarawiy[mies`kan`ca-wioski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9">
            <text:p>9</text:p>
          </table:table-cell>
          <table:table-cell table:style-name="ce2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二阶微分方程。其解法。（2）让我们设 y``+ay`+by=0 (s1). （3）在这里，假设如下：y=y(x)=e^(kx) (s2). （4）那就，我们获得，y`=ky (s3), y``=(ky)`=k^2y (s4). （5）这些两个价值表示式，把他们放在 s1. （6）经过计算所得的，关于 y 的新的表示式，就是我们所寻找的，上述 s1 的解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2" table:formula="of:=[.B10]+1" office:value-type="float" office:value="10">
            <text:p>10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я пила, опять[znowu~1 же, смесь[mixture травяной[herbal водки. (2) лимон и розмарин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17T08:32:55.07">
            <text:p>0117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Niedziele, szósty stycznia. Pogoda, słoneczna. Nie padał. Chmury było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2">
            <text:p>12</text:p>
          </table:table-cell>
          <table:table-cell table:style-name="ce2" table:formula="of:=[.B12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Wszyscy. (2) Najpierw po ścianie oporowej. (3) Obaj nie zeszli. (4) Kuro : Znowu, zostaje przy wystającym ogrodzeniu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3">
            <text:p>13</text:p>
          </table:table-cell>
          <table:table-cell table:style-name="ce2" table:formula="of:=[.B1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일요일. / 날씨, 맑다. 비, 없어.구름 있어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4">
            <text:p>14</text:p>
          </table:table-cell>
          <table:table-cell table:style-name="ce2" table:formula="of:=[.B14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가로피리 : (1) 슬러를 사용한 소품. 길이는 마디 기준, 세 개 넷 개 정도. (2) `대갑 (大甲)` 소리 연습. 세 번째 와 네 번째 구멍서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5">
            <text:p>15</text:p>
          </table:table-cell>
          <table:table-cell table:style-name="ce2" table:formula="of:=[.B15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أقرأ النصوص ياباني قديم.</text:p>
          </table:table-cell>
          <table:table-cell table:style-name="ce13" office:value-type="string" table:number-columns-spanned="2" table:number-rows-spanned="1">
            <text:p>aqra-u[czytal`em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6">
            <text:p>16</text:p>
          </table:table-cell>
          <table:table-cell table:style-name="ce2" table:formula="of:=[.B16]+1" office:value-type="float" office:value="6">
            <text:p>6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الوثيقة، المستند، هو مكتوبة من قبل قروي.</text:p>
          </table:table-cell>
          <table:table-cell table:style-name="ce13" office:value-type="string" table:number-columns-spanned="2" table:number-rows-spanned="1">
            <text:p>al-wathiyqa[dokument / al-mustanidu / <text:s/>maktuwba[napisana / min~qibali[zanim / qaraawiy[wies`niak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">
            <text:p>17</text:p>
          </table:table-cell>
          <table:table-cell table:style-name="ce2" table:formula="of:=[.B17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کتاب خواندن. : ايهياسو : نوه اش. / هيده یوری</text:p>
          </table:table-cell>
          <table:table-cell table:style-name="ce13" office:value-type="string" table:number-columns-spanned="2" table:number-rows-spanned="1">
            <text:p>ketaab[<text:a xlink:href="mailto:ksia_z@ka">ksia_z@ka</text:a> / xondan[czytanie / iyeyasu / nave~ash(?[grandchild-her / toh^tarash[jej-co`rka / hiyde-yori / baa[z / uw[ona / ezdevaadh[marriage / kyard[did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8">
            <text:p>18</text:p>
          </table:table-cell>
          <table:table-cell table:style-name="ce2" table:formula="of:=[.B18]+1" office:value-type="float" office:value="8">
            <text:p>8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知识：n阶方程。其解的数量，就是，n个，包括重解。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9">
            <text:p>19</text:p>
          </table:table-cell>
          <table:table-cell table:style-name="ce2" table:formula="of:=[.B19]+1" office:value-type="float" office:value="9">
            <text:p>9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2）让A为一条表示式，就是，A(x). &lt;1&gt; 假设，A的三阶微分是零。A```=0. &lt;2&gt; 那就，A的表示式，可能被表示为，A=C1*x^2+C2*x+C3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0">
            <text:p>20</text:p>
          </table:table-cell>
          <table:table-cell table:style-name="ce2" table:formula="of:=[.B20]+1" office:value-type="float" office:value="10">
            <text:p>10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я просыпа'юсь у'тром. <text:s/>/ мое'&lt;jo&gt; дыхание[breath па'хнет[smell алкого'ле&lt;je&gt;м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21">
            <text:p>2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18T13:03:52.03">
            <text:p>0118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Poniedziałek, siódnasty stycznia. / Słoneczna. Chmury były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2">
            <text:p>22</text:p>
          </table:table-cell>
          <table:table-cell table:style-name="ce2" table:formula="of:=[.B22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Obaj wszyscy. (2) Znowu, nie zeszli. (3) Kuro też ociera[rub jej głowę na ścian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23">
            <text:p>23</text:p>
          </table:table-cell>
          <table:table-cell table:style-name="ce2" table:formula="of:=[.B2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월요일. 맑은 날씨. 구름 있어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4">
            <text:p>24</text:p>
          </table:table-cell>
          <table:table-cell table:style-name="ce2" table:formula="of:=[.B24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가로피리 : (1) 작곡. 축제 시 사용하는 반주곡. / 샤크하치 : (1) 자유한 연주. (2) 연습 : `갑 (甲)` 소리 불기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25">
            <text:p>25</text:p>
          </table:table-cell>
          <table:table-cell table:style-name="ce2" table:formula="of:=[.B25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١) أقرأ النصوص. ٢) يقولون ان عدد قليل من الأشياء تحطمت</text:p>
          </table:table-cell>
          <table:table-cell table:style-name="ce13" office:value-type="string" table:number-columns-spanned="2" table:number-rows-spanned="1">
            <text:p>yaquwluwna[they-say / an[<text:a xlink:href="mailto:z@e">z@e</text:a> / AAdad-qaliyl[troche_ / min-al-ashraa'i[rzeczy / tah^at^amaatu[break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6">
            <text:p>26</text:p>
          </table:table-cell>
          <table:table-cell table:style-name="ce2" table:formula="of:=[.B26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ایهیاسو نامه به او می فرستد.</text:p>
          </table:table-cell>
          <table:table-cell table:style-name="ce13" office:value-type="string" table:number-columns-spanned="2" table:number-rows-spanned="1">
            <text:p>ieyasu / naame[list / beh-uw[to-her / mei[? / farsitaad(?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7">
            <text:p>27</text:p>
          </table:table-cell>
          <table:table-cell table:style-name="ce2" table:formula="of:=[.B27]+1" office:value-type="float" office:value="7">
            <text:p>7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分部积分法。设 y=f(x)g(x) (s1). （2）∫ydx = Gf - ∫Gf`dx (s2). （3）关于 s2, 方程右侧的第二个单项，就是，∫Gf`dx。1） 假设，f`=1. （b）那就，第二个单项，∫Gf`dx (s3), 变成为，∫Gdx (s4)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2" table:formula="of:=[.B28]+1" office:value-type="float" office:value="8">
            <text:p>8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4）对于 s4 进行积分处理。我们获得，G#+C. （a）G# 是 G 的积分值，C 是 积分定数。（5）总之而说，s1 内的 g，总共，经过两次的积分处理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9">
            <text:p>29</text:p>
          </table:table-cell>
          <table:table-cell table:style-name="ce2" table:formula="of:=[.B29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прошлой[ostatnia ночью, после[po подготовки[przygotowanie ко[do сну[bed.e, я читаю[czytam старые[stare японские тексты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0">
            <text:p>30</text:p>
          </table:table-cell>
          <table:table-cell table:style-name="ce2" table:formula="of:=[.B30]+1" office:value-type="float" office:value="10">
            <text:p>10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0" office:value-type="string" table:number-columns-spanned="3" table:number-rows-spanned="1">
            <text:p>это тексты, его название, Адзума Кагами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1">
            <text:p>3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19T08:27:05.96">
            <text:p>0119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Wtorek, osiemnasty stycznia. / Słoneczna. Chmury. Wieczorem, trochę wiatry. Wiatry były zimny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32">
            <text:p>32</text:p>
          </table:table-cell>
          <table:table-cell table:style-name="ce2" table:formula="of:=[.B32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Obaj wszyscy. (2) Najpierw w zachodnim rogu. (3) Kuro zeszła. &lt;1&gt; Przytuliłem ją. &lt;2&gt; Najpierw Mike`owi próbowałem dać jedzenie. Ale, Kuro wróciła do ściany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3">
            <text:p>33</text:p>
          </table:table-cell>
          <table:table-cell table:style-name="ce2" table:formula="of:=[.B3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화요일. 맑은 날씨. 구름. 밤에 바람. 차가운 바람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4">
            <text:p>34</text:p>
          </table:table-cell>
          <table:table-cell table:style-name="ce2" table:formula="of:=[.B34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가로피리 : (1) 연습. `대갑 (大甲)`. 구멍은 세 째 와 네 째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35">
            <text:p>35</text:p>
          </table:table-cell>
          <table:table-cell table:style-name="ce2" table:formula="of:=[.B35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하지 : (1) 자유 연주. (2) 연습 : 다시, `갑` 소리. 구멍 : 1-4. (3) 이 악기의 소리. 내 몸에게 스며들다. &lt;2&gt; 머리에게 만이 아니라, 몸에게도 들어온다. (4) 미국의 흑인들을 위한 블루수. &lt;2&gt; 조선인들을 위한 시나위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36">
            <text:p>36</text:p>
          </table:table-cell>
          <table:table-cell table:style-name="ce2" table:formula="of:=[.B36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أقرأ النصوص : ١) كائن حجر. </text:p>
          </table:table-cell>
          <table:table-cell table:style-name="ce13" office:value-type="string" table:number-columns-spanned="2" table:number-rows-spanned="1">
            <text:p>aqra-u[czytal`em / al-nus^uws^a[tekst / kyaa-inu[przedmiot / h^adharan[kamienna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37">
            <text:p>37</text:p>
          </table:table-cell>
          <table:table-cell table:style-name="ce2" table:formula="of:=[.B37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٢) تضع فيه النار.</text:p>
          </table:table-cell>
          <table:table-cell table:style-name="ce13" office:value-type="string" table:number-columns-spanned="2" table:number-rows-spanned="1">
            <text:p>tad^aAU[neoh-eo / fiy-hi[in-it.e / al-naara[bul.k;ogien`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38">
            <text:p>38</text:p>
          </table:table-cell>
          <table:table-cell table:style-name="ce2" table:formula="of:=[.B38]+1" office:value-type="float" office:value="8">
            <text:p>8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11" office:value-type="string">
            <text:p>في خزاعة، بلدة في محافظة خان يونس. </text:p>
          </table:table-cell>
          <table:table-cell table:style-name="ce13" office:value-type="string" table:number-columns-spanned="2" table:number-rows-spanned="1">
            <text:p>fiy / xazaa-i / balda[mies`cie / muh^aafadz^a[gubernatorstwo <text:s/>/ xaan-yuwnis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39">
            <text:p>39</text:p>
          </table:table-cell>
          <table:table-cell table:style-name="ce2" table:formula="of:=[.B39]+1" office:value-type="float" office:value="9">
            <text:p>9</text:p>
          </table:table-cell>
          <table:table-cell table:style-name="ce6"/>
          <table:table-cell table:style-name="ce9" office:value-type="string">
            <text:p>a-4</text:p>
          </table:table-cell>
          <table:table-cell table:style-name="ce11" office:value-type="string">
            <text:p>في أحد المنازل، تم العثور على جثث.</text:p>
          </table:table-cell>
          <table:table-cell table:style-name="ce13" office:value-type="string" table:number-columns-spanned="2" table:number-rows-spanned="1">
            <text:p>fiy / ah^ad-il-manaazil-i[w-jednym-z-domo`w / tam[byl` / al-AUthuwr[znaleziono;found.e / dhuuthaath[cial`o;corpse.e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0">
            <text:p>40</text:p>
          </table:table-cell>
          <table:table-cell table:style-name="ce2" table:formula="of:=[.B40]+1" office:value-type="float" office:value="10">
            <text:p>10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سعی کرد او(هيدهتادا) را(هيدهيوری) ترور کند.</text:p>
            <text:p>،秀忠، 秀頼</text:p>
          </table:table-cell>
          <table:table-cell table:style-name="ce13" office:value-type="string" table:number-columns-spanned="2" table:number-rows-spanned="1">
            <text:p>saAye[pro`bowal` / kyard[did.e / raa[go;him.e / taroor-kaand[zamordowac` / 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1">
            <text:p>41</text:p>
          </table:table-cell>
          <table:table-cell table:style-name="ce2" table:formula="of:=[.B41]+1" office:value-type="float" office:value="11">
            <text:p>11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拉普拉斯变换。拿过来一个方程 f (s1)。通过该变换，s1 造出别一个方程 F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42">
            <text:p>42</text:p>
          </table:table-cell>
          <table:table-cell table:style-name="ce2" table:formula="of:=[.B42]+1" office:value-type="float" office:value="12">
            <text:p>12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2）该变成处理，看起来，好像，一个映射。(a）映射本身，让两个价值互相结合去。（b）而且，拉普拉斯变换，它让两个方程，把他们互相结合去。（3）正确的说，`互相结合`，这个描述，不准确。错误。（a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43">
            <text:p>43</text:p>
          </table:table-cell>
          <table:table-cell table:style-name="ce2" table:formula="of:=[.B43]+1" office:value-type="float" office:value="13">
            <text:p>13</text:p>
          </table:table-cell>
          <table:table-cell table:style-name="ce6"/>
          <table:table-cell table:style-name="ce9" office:value-type="string">
            <text:p>c-3</text:p>
          </table:table-cell>
          <table:table-cell table:style-name="ce10" office:value-type="string" table:number-columns-spanned="3" table:number-rows-spanned="1">
            <text:p>（a）实际，就是，原本的方程 f。使用该方程，这变换新新造出别的方程。（b）就是说，原来，只一个方程，f，存在。（c）`互相结合`的说法，假设一个前提，就是，原来，两个方程已经存在。该变换的工作，就是把这些两个方程结合去。这个描述，就错的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4">
            <text:p>44</text:p>
          </table:table-cell>
          <table:table-cell table:style-name="ce2" table:formula="of:=[.B44]+1" office:value-type="float" office:value="14">
            <text:p>14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чтение перед сном : <text:s/>(1) прошлой ночью. Снова читаю старые тексты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45">
            <text:p>45</text:p>
          </table:table-cell>
          <table:table-cell table:style-name="ce2" table:formula="of:=[.B45]+1" office:value-type="float" office:value="15">
            <text:p>15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0" office:value-type="string" table:number-columns-spanned="3" table:number-rows-spanned="1">
            <text:p>(2) На этот раз, `折りたく柴の記`, книга автора, Араи Хакусэки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6">
            <text:p>46</text:p>
          </table:table-cell>
          <table:table-cell table:style-name="ce2" table:formula="of:=[.B46]+1" office:value-type="float" office:value="16">
            <text:p>16</text:p>
          </table:table-cell>
          <table:table-cell table:style-name="ce6"/>
          <table:table-cell table:style-name="ce9" office:value-type="string">
            <text:p>r-3</text:p>
          </table:table-cell>
          <table:table-cell table:style-name="ce10" office:value-type="string" table:number-columns-spanned="3" table:number-rows-spanned="1">
            <text:p>(3) В этом разделе, который я прочитал прошлой ночью, он пи'ше&lt;je&gt;т о суде'бном процессе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47">
            <text:p>4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48">
            <text:p>4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49">
            <text:p>4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0">
            <text:p>5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1">
            <text:p>5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2">
            <text:p>5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4">
            <text:p>5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5">
            <text:p>5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6">
            <text:p>5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7">
            <text:p>5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8">
            <text:p>5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9">
            <text:p>5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60">
            <text:p>6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61">
            <text:p>6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62">
            <text:p>6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63">
            <text:p>6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64">
            <text:p>6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65">
            <text:p>6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66">
            <text:p>6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67">
            <text:p>6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68">
            <text:p>6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69">
            <text:p>6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0">
            <text:p>7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1">
            <text:p>7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2">
            <text:p>7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3">
            <text:p>7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4">
            <text:p>7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5">
            <text:p>7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6">
            <text:p>7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7">
            <text:p>7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8">
            <text:p>7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9">
            <text:p>7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0">
            <text:p>8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1">
            <text:p>8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2">
            <text:p>8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3">
            <text:p>8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4">
            <text:p>8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5">
            <text:p>8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6">
            <text:p>8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7">
            <text:p>8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8">
            <text:p>8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9">
            <text:p>8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0">
            <text:p>9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1">
            <text:p>9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2">
            <text:p>9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3">
            <text:p>9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4">
            <text:p>9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5">
            <text:p>9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6">
            <text:p>9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7">
            <text:p>9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8">
            <text:p>9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9">
            <text:p>9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number-columns-repeated="2" office:value-type="string">
            <text:p>*</text:p>
          </table:table-cell>
          <table:table-cell table:style-name="ce7" table:formula="of:=NOW()" office:value-type="date" office:date-value="2022-01-19T10:07:18.83">
            <text:p>0119 <text:s/>1007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2-01-19T10:07:20.88">
            <text:p>0119 <text:s/>1007</text:p>
          </table:table-cell>
          <table:table-cell table:style-name="ce7" table:formula="of:=NOW()" office:value-type="date" office:date-value="2022-01-19T10:07:20.88">
            <text:p>0119 <text:s/>1007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2-01-19T10:07:20.88">
            <text:p>0119 <text:s/>1007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/>
          <table:table-cell table:number-columns-repeated="11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0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9">2022/01/19</text:date>, <text:time>10:07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1-19T10:07:20.45</dc:date>
    <dc:creator>iwabuchi ken</dc:creator>
    <meta:editing-duration>P11DT12H27M18S</meta:editing-duration>
    <meta:editing-cycles>1658</meta:editing-cycles>
    <meta:generator>OpenOffice/4.1.3$Win32 OpenOffice.org_project/413m1$Build-9783</meta:generator>
    <meta:document-statistic meta:table-count="1" meta:cell-count="378" meta:object-count="0"/>
  </office:meta>
</office:document-meta>
</file>